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fo:font-style="normal" style:text-underline-style="solid" style:text-underline-width="auto" style:text-underline-color="font-color" fo:font-weight="bold" officeooo:rsid="000d8792" officeooo:paragraph-rsid="000d8792" style:font-style-asian="normal" style:font-weight-asian="bold" style:font-style-complex="normal" style:font-weight-complex="bold"/>
    </style:style>
    <style:style style:name="P2" style:family="paragraph" style:parent-style-name="Standard">
      <style:paragraph-properties fo:text-align="start" style:justify-single-word="false"/>
      <style:text-properties fo:font-style="normal" style:text-underline-style="none" fo:font-weight="normal" officeooo:rsid="000d8792" officeooo:paragraph-rsid="000d8792" style:font-style-asian="normal" style:font-weight-asian="normal" style:font-style-complex="normal" style:font-weight-complex="normal"/>
    </style:style>
    <style:style style:name="P3" style:family="paragraph" style:parent-style-name="Standard">
      <style:paragraph-properties fo:text-align="justify" style:justify-single-word="false"/>
      <style:text-properties fo:font-style="normal" style:text-underline-style="none" fo:font-weight="normal" officeooo:rsid="000d8792" officeooo:paragraph-rsid="000d8792" style:font-style-asian="normal" style:font-weight-asian="normal" style:font-style-complex="normal" style:font-weight-complex="normal"/>
    </style:style>
    <style:style style:name="P4" style:family="paragraph" style:parent-style-name="Standard">
      <style:paragraph-properties fo:text-align="justify" style:justify-single-word="false"/>
      <style:text-properties fo:font-style="normal" style:text-underline-style="none" fo:font-weight="normal" officeooo:rsid="000d8792" officeooo:paragraph-rsid="000e6386" style:font-style-asian="normal" style:font-weight-asian="normal" style:font-style-complex="normal" style:font-weight-complex="normal"/>
    </style:style>
    <style:style style:name="P5" style:family="paragraph" style:parent-style-name="Standard">
      <style:text-properties officeooo:rsid="00037be0" officeooo:paragraph-rsid="000fdf7a"/>
    </style:style>
    <style:style style:name="P6" style:family="paragraph" style:parent-style-name="Standard">
      <style:text-properties style:text-underline-style="none" fo:font-weight="normal" officeooo:rsid="00037be0" officeooo:paragraph-rsid="000fdf7a" style:font-weight-asian="normal" style:font-weight-complex="normal"/>
    </style:style>
    <style:style style:name="P7" style:family="paragraph" style:parent-style-name="Standard">
      <style:paragraph-properties fo:text-align="justify" style:justify-single-word="false"/>
      <style:text-properties fo:font-style="italic" style:text-underline-style="none" fo:font-weight="normal" officeooo:rsid="000d8792" officeooo:paragraph-rsid="000d8792" style:font-style-asian="italic" style:font-weight-asian="normal" style:font-style-complex="italic" style:font-weight-complex="normal"/>
    </style:style>
    <style:style style:name="T1" style:family="text">
      <style:text-properties officeooo:rsid="000ddd82"/>
    </style:style>
    <style:style style:name="T2" style:family="text">
      <style:text-properties officeooo:rsid="000e9c32"/>
    </style:style>
    <style:style style:name="T3"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4" style:family="text">
      <style:text-properties fo:font-style="normal" fo:font-weight="bold" style:font-style-asian="normal" style:font-weight-asian="bold" style:font-style-complex="normal" style:font-weight-complex="bold"/>
    </style:style>
    <style:style style:name="T5" style:family="text">
      <style:text-properties fo:font-style="normal" style:font-style-asian="normal" style:font-style-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Antoine Viton G7</text:p>
      <text:p text:style-name="P6"><text:span text:style-name="T5">Khris Loichet G8</text:span></text:p>
      <text:p text:style-name="P1">Explication Diagramme UML</text:p>
      <text:p text:style-name="P1"/>
      <text:p text:style-name="P7">(ce document et à lire en regardant les diagrammes <text:span text:style-name="T1">de classe</text:span>)</text:p>
      <text:p text:style-name="P7"/>
      <text:p text:style-name="P3"><text:tab/>Explication du code couleur :</text:p>
      <text:p text:style-name="P3">- En vert on retrouve la couche graphique</text:p>
      <text:p text:style-name="P3">- En bleu foncé les classes qui concernent les scores</text:p>
      <text:p text:style-name="P3">- En orange les contrôleurs</text:p>
      <text:p text:style-name="P3">- En bleu claire on retrouve les classes du modèle logique et du métier</text:p>
      <text:p text:style-name="P3">- En bleu turquoise la classe jeu qui fait le lien entre la couche graphique et le reste</text:p>
      <text:p text:style-name="P3"/>
      <text:p text:style-name="P3"><text:tab/>Les contrôleurs permettent de gérer les interactions du joueur avec la fenêtre. <text:span text:style-name="T1">Ils sont également responsables de la navigation entre les différentes fenêtres de l’application.</text:span></text:p>
      <text:p text:style-name="P3"><text:tab/><text:span text:style-name="T1">Dans la couche graphique on retrouve l’utilisation de la librairie javaFx. Cette librairie nous permet de réaliser l’affichage du niveau et du personnage à l’écran et le déplacement de ce dernier.</text:span></text:p>
      <text:p text:style-name="P3"><text:tab/><text:span text:style-name="T1">Dans le modèle on trouve toutes les classes qui sont responsables du déroulement d’une partie. Les classes du package métier et logique sont les classes internes on pourrait les utiliser avec une autre couche graphique pour le jeu. La classe Jeu fait le lien avec ces classes et la couche graphique. Elle contient également la boucle de jeu qui est observable.</text:span></text:p>
      <text:p text:style-name="P3"/>
      <text:p text:style-name="P4"><text:tab/><text:span text:style-name="T1">La boucle de jeu de la classe Jeu est observable par les classes héritant de la classe ControleurObservateur on y retrouve ici le patron observateur. (On aurait également pu la rendre observable par l’afficheur, et par le déplaceur). Elle est observable par le ControleurObservateur pour que ce dernier affiche la vue d’enregistrement lors de la fin du jeu (arriver du joueur à l’arrivée du niveau).</text:span></text:p>
      <text:p text:style-name="P4"/>
      <text:p text:style-name="P4"><text:tab/><text:span text:style-name="T2">Nous avons également utilisé une fabrique simple pour réaliser la création des produits graphiques. Cette dernière est utilisée dans la classe AfficheurJavaFx, pour faire le lien entre les classes métiers et la couche graphique.</text:span></text:p>
      <text:p text:style-name="P4"/>
      <text:p text:style-name="P4"><text:tab/><text:span text:style-name="T2">Plusieurs stratégies ont aussi été mises en place notamment au niveau de la logique de déplacement, de la logique d’affichage et de la logique de collision (utilisation dans ces trois cas du patron stratégie). (On aurait également pu mettre en place le patron stratégie pour la persistance des scores ou encore le chargement du niveau).</text:span></text:p>
      <text:p text:style-name="P4"><text:tab/></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1-20T22:43:19.845779574</meta:creation-date>
    <dc:date>2022-01-20T23:33:14.117029574</dc:date>
    <meta:editing-duration>PT23M4S</meta:editing-duration>
    <meta:editing-cycles>5</meta:editing-cycles>
    <meta:generator>LibreOffice/6.1.5.2$Linux_X86_64 LibreOffice_project/10$Build-2</meta:generator>
    <meta:document-statistic meta:table-count="0" meta:image-count="0" meta:object-count="0" meta:page-count="1" meta:paragraph-count="17" meta:word-count="351" meta:character-count="2131" meta:non-whitespace-character-count="1788"/>
  </office:meta>
</office:document-meta>
</file>